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2c001e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cm" svg:stroke-color="#2c001e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svg:stroke-width="0.03cm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draw:stroke="solid" svg:stroke-width="0.03cm" draw:marker-start="Arrow" draw:marker-start-width="0.245cm" draw:marker-end-width="0.24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draw:fill="none" fo:min-height="0.719cm"/>
    </style:style>
    <style:style style:name="gr8" style:family="graphic" style:parent-style-name="standard">
      <style:graphic-properties draw:stroke="none" draw:marker-start="Arrow" draw:fill="none" fo:min-height="0.7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style:text-position="-10% 58%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text-position="-10% 58%" fo:font-size="15pt" style:font-size-asian="15pt" style:font-size-complex="15pt"/>
    </style:style>
    <style:style style:name="T4" style:family="text">
      <style:text-properties style:text-position="super 6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2.1cm" svg:x="5.497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5.498cm" svg:y="11.903cm">
          <text:p text:style-name="P1">h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9.497cm" svg:y="11.902cm">
          <text:p text:style-name="P1">h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13.499cm" svg:y="11.904cm">
          <text:p text:style-name="P1">h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cm" svg:height="2.1cm" svg:x="3.598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3.599cm" svg:y="16.2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7.598cm" svg:y="16.202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11.6cm" svg:y="16.2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15.6cm" svg:y="16.204cm">
          <text:p text:style-name="P1">v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497cm" svg:y1="16.502cm" svg:x2="9.797cm" svg:y2="13.702cm">
          <text:p/>
        </draw:line>
        <draw:line draw:style-name="gr5" draw:text-style-name="P1" draw:layer="layout" svg:x1="8.697cm" svg:y1="16.202cm" svg:x2="10.097cm" svg:y2="13.902cm">
          <text:p/>
        </draw:line>
        <draw:line draw:style-name="gr5" draw:text-style-name="P1" draw:layer="layout" svg:x1="12.497cm" svg:y1="16.202cm" svg:x2="11.097cm" svg:y2="13.902cm">
          <text:p/>
        </draw:line>
        <draw:line draw:style-name="gr5" draw:text-style-name="P1" draw:layer="layout" svg:x1="15.897cm" svg:y1="16.502cm" svg:x2="11.397cm" svg:y2="13.702cm">
          <text:p/>
        </draw:line>
        <draw:line draw:style-name="gr5" draw:text-style-name="P1" draw:layer="layout" svg:x1="4.697cm" svg:y1="16.202cm" svg:x2="6.097cm" svg:y2="13.902cm">
          <text:p/>
        </draw:line>
        <draw:line draw:style-name="gr5" draw:text-style-name="P1" draw:layer="layout" svg:x1="8.397cm" svg:y1="16.202cm" svg:x2="7.097cm" svg:y2="13.902cm">
          <text:p/>
        </draw:line>
        <draw:line draw:style-name="gr5" draw:text-style-name="P1" draw:layer="layout" svg:x1="11.897cm" svg:y1="16.502cm" svg:x2="7.397cm" svg:y2="13.702cm">
          <text:p/>
        </draw:line>
        <draw:line draw:style-name="gr5" draw:text-style-name="P1" draw:layer="layout" svg:x1="15.697cm" svg:y1="16.702cm" svg:x2="7.497cm" svg:y2="13.502cm">
          <text:p/>
        </draw:line>
        <draw:line draw:style-name="gr5" draw:text-style-name="P1" draw:layer="layout" svg:x1="16.397cm" svg:y1="16.202cm" svg:x2="15.097cm" svg:y2="13.902cm">
          <text:p/>
        </draw:line>
        <draw:line draw:style-name="gr5" draw:text-style-name="P1" draw:layer="layout" svg:x1="12.797cm" svg:y1="16.202cm" svg:x2="14.197cm" svg:y2="13.902cm">
          <text:p/>
        </draw:line>
        <draw:line draw:style-name="gr5" draw:text-style-name="P1" draw:layer="layout" svg:x1="9.497cm" svg:y1="16.502cm" svg:x2="13.797cm" svg:y2="13.702cm">
          <text:p/>
        </draw:line>
        <draw:line draw:style-name="gr5" draw:text-style-name="P1" draw:layer="layout" svg:x1="5.697cm" svg:y1="16.802cm" svg:x2="13.697cm" svg:y2="13.502cm">
          <text:p/>
        </draw:line>
        <draw:custom-shape draw:style-name="gr3" draw:text-style-name="P1" draw:layer="layout" svg:width="2.2cm" svg:height="2.1cm" svg:x="3.595cm" svg:y="7.6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cm" svg:height="2.1cm" svg:x="3.596cm" svg:y="7.601cm">
          <text:p text:style-name="P1"><text:span text:style-name="T2">V'</text:span><text:span text:style-name="T3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7.595cm" svg:y="7.602cm">
          <text:p text:style-name="P1"><text:span text:style-name="T2">V'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11.597cm" svg:y="7.6cm">
          <text:p text:style-name="P1"><text:span text:style-name="T2">V'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15.597cm" svg:y="7.6cm">
          <text:p text:style-name="P1"><text:span text:style-name="T2">V'</text:span><text:span text:style-name="T3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494cm" svg:y1="9.402cm" svg:x2="9.794cm" svg:y2="12.202cm">
          <text:p/>
        </draw:line>
        <draw:line draw:style-name="gr6" draw:text-style-name="P1" draw:layer="layout" svg:x1="8.694cm" svg:y1="9.702cm" svg:x2="10.094cm" svg:y2="12.002cm">
          <text:p/>
        </draw:line>
        <draw:line draw:style-name="gr6" draw:text-style-name="P1" draw:layer="layout" svg:x1="12.494cm" svg:y1="9.702cm" svg:x2="11.094cm" svg:y2="12.002cm">
          <text:p/>
        </draw:line>
        <draw:line draw:style-name="gr6" draw:text-style-name="P1" draw:layer="layout" svg:x1="15.894cm" svg:y1="9.402cm" svg:x2="11.394cm" svg:y2="12.202cm">
          <text:p/>
        </draw:line>
        <draw:line draw:style-name="gr6" draw:text-style-name="P1" draw:layer="layout" svg:x1="4.694cm" svg:y1="9.702cm" svg:x2="6.094cm" svg:y2="12.002cm">
          <text:p/>
        </draw:line>
        <draw:line draw:style-name="gr6" draw:text-style-name="P1" draw:layer="layout" svg:x1="8.394cm" svg:y1="9.702cm" svg:x2="7.094cm" svg:y2="12.002cm">
          <text:p/>
        </draw:line>
        <draw:line draw:style-name="gr6" draw:text-style-name="P1" draw:layer="layout" svg:x1="11.894cm" svg:y1="9.402cm" svg:x2="7.394cm" svg:y2="12.202cm">
          <text:p/>
        </draw:line>
        <draw:line draw:style-name="gr6" draw:text-style-name="P1" draw:layer="layout" svg:x1="15.694cm" svg:y1="9.202cm" svg:x2="7.494cm" svg:y2="12.402cm">
          <text:p/>
        </draw:line>
        <draw:line draw:style-name="gr6" draw:text-style-name="P1" draw:layer="layout" svg:x1="16.394cm" svg:y1="9.702cm" svg:x2="15.094cm" svg:y2="12.002cm">
          <text:p/>
        </draw:line>
        <draw:line draw:style-name="gr6" draw:text-style-name="P1" draw:layer="layout" svg:x1="12.794cm" svg:y1="9.702cm" svg:x2="14.194cm" svg:y2="12.002cm">
          <text:p/>
        </draw:line>
        <draw:line draw:style-name="gr6" draw:text-style-name="P1" draw:layer="layout" svg:x1="9.494cm" svg:y1="9.402cm" svg:x2="13.794cm" svg:y2="12.202cm">
          <text:p/>
        </draw:line>
        <draw:line draw:style-name="gr6" draw:text-style-name="P1" draw:layer="layout" svg:x1="5.694cm" svg:y1="9.102cm" svg:x2="13.694cm" svg:y2="12.402cm">
          <text:p/>
        </draw:line>
        <draw:frame draw:style-name="gr7" draw:text-style-name="P1" draw:layer="layout" svg:width="1.523cm" svg:height="0.985cm" svg:x="3.977cm" svg:y="14.431cm">
          <draw:text-box>
            <text:p text:style-name="P1">W<text:span text:style-name="T4">T</text:span></text:p>
          </draw:text-box>
        </draw:frame>
        <draw:frame draw:style-name="gr8" draw:text-style-name="P1" draw:layer="layout" svg:width="1.023cm" svg:height="0.969cm" svg:x="4.078cm" svg:y="10.432cm">
          <draw:text-box>
            <text:p text:style-name="P1">W</text:p>
          </draw:text-box>
        </draw:frame>
        <draw:frame draw:style-name="gr7" draw:text-style-name="P1" draw:layer="layout" svg:width="1.4cm" svg:height="0.969cm" svg:x="14.1cm" svg:y="16.8cm">
          <draw:text-box>
            <text:p text:style-name="P1">...</text:p>
          </draw:text-box>
        </draw:frame>
        <draw:frame draw:style-name="gr7" draw:text-style-name="P1" draw:layer="layout" svg:width="1.4cm" svg:height="0.969cm" svg:x="14cm" svg:y="8.031cm">
          <draw:text-box>
            <text:p text:style-name="P1">...</text:p>
          </draw:text-box>
        </draw:frame>
        <draw:frame draw:style-name="gr7" draw:text-style-name="P1" draw:layer="layout" svg:width="1.4cm" svg:height="0.969cm" svg:x="11.9cm" svg:y="12.3cm">
          <draw:text-box>
            <text:p text:style-name="P1">...</text:p>
          </draw:text-box>
        </draw:frame>
        <draw:custom-shape draw:style-name="gr1" draw:text-style-name="P1" draw:layer="layout" svg:width="2.2cm" svg:height="2.1cm" svg:x="5.6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5.601cm" svg:y="3.301cm">
          <text:p text:style-name="P1">h'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9.6cm" svg:y="3.3cm">
          <text:p text:style-name="P1">h'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13.602cm" svg:y="3.302cm">
          <text:p text:style-name="P1">h'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6cm" svg:y1="7.9cm" svg:x2="9.9cm" svg:y2="5.1cm">
          <text:p/>
        </draw:line>
        <draw:line draw:style-name="gr5" draw:text-style-name="P1" draw:layer="layout" svg:x1="8.8cm" svg:y1="7.6cm" svg:x2="10.2cm" svg:y2="5.3cm">
          <text:p/>
        </draw:line>
        <draw:line draw:style-name="gr5" draw:text-style-name="P1" draw:layer="layout" svg:x1="12.6cm" svg:y1="7.6cm" svg:x2="11.2cm" svg:y2="5.3cm">
          <text:p/>
        </draw:line>
        <draw:line draw:style-name="gr5" draw:text-style-name="P1" draw:layer="layout" svg:x1="16cm" svg:y1="7.9cm" svg:x2="11.5cm" svg:y2="5.1cm">
          <text:p/>
        </draw:line>
        <draw:line draw:style-name="gr5" draw:text-style-name="P1" draw:layer="layout" svg:x1="4.8cm" svg:y1="7.6cm" svg:x2="6.2cm" svg:y2="5.3cm">
          <text:p/>
        </draw:line>
        <draw:line draw:style-name="gr5" draw:text-style-name="P1" draw:layer="layout" svg:x1="8.5cm" svg:y1="7.6cm" svg:x2="7.2cm" svg:y2="5.3cm">
          <text:p/>
        </draw:line>
        <draw:line draw:style-name="gr5" draw:text-style-name="P1" draw:layer="layout" svg:x1="12cm" svg:y1="7.9cm" svg:x2="7.5cm" svg:y2="5.1cm">
          <text:p/>
        </draw:line>
        <draw:line draw:style-name="gr5" draw:text-style-name="P1" draw:layer="layout" svg:x1="15.8cm" svg:y1="8.1cm" svg:x2="7.6cm" svg:y2="4.9cm">
          <text:p/>
        </draw:line>
        <draw:line draw:style-name="gr5" draw:text-style-name="P1" draw:layer="layout" svg:x1="16.5cm" svg:y1="7.6cm" svg:x2="15.2cm" svg:y2="5.3cm">
          <text:p/>
        </draw:line>
        <draw:line draw:style-name="gr5" draw:text-style-name="P1" draw:layer="layout" svg:x1="12.9cm" svg:y1="7.6cm" svg:x2="14.3cm" svg:y2="5.3cm">
          <text:p/>
        </draw:line>
        <draw:line draw:style-name="gr5" draw:text-style-name="P1" draw:layer="layout" svg:x1="9.6cm" svg:y1="7.9cm" svg:x2="13.9cm" svg:y2="5.1cm">
          <text:p/>
        </draw:line>
        <draw:line draw:style-name="gr5" draw:text-style-name="P1" draw:layer="layout" svg:x1="5.8cm" svg:y1="8.2cm" svg:x2="13.8cm" svg:y2="4.9cm">
          <text:p/>
        </draw:line>
        <draw:frame draw:style-name="gr7" draw:text-style-name="P1" draw:layer="layout" svg:width="1.523cm" svg:height="0.985cm" svg:x="4.08cm" svg:y="5.829cm">
          <draw:text-box>
            <text:p text:style-name="P1">W<text:span text:style-name="T4">T</text:span></text:p>
          </draw:text-box>
        </draw:frame>
        <draw:frame draw:style-name="gr7" draw:text-style-name="P1" draw:layer="layout" svg:width="1.4cm" svg:height="0.969cm" svg:x="12.003cm" svg:y="3.698cm">
          <draw:text-box>
            <text:p text:style-name="P1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5:55:34.850475293</meta:creation-date>
    <dc:date>2016-09-14T10:39:45.606760328</dc:date>
    <meta:editing-duration>PT3H24M49S</meta:editing-duration>
    <meta:editing-cycles>8</meta:editing-cycles>
    <meta:generator>LibreOffice/4.2.8.2$Linux_X86_64 LibreOffice_project/420m0$Build-2</meta:generator>
    <meta:document-statistic meta:object-count="61"/>
  </office:meta>
</office:document-meta>
</file>